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9000001E91B00A423.png" manifest:media-type="image/png"/>
  <manifest:file-entry manifest:full-path="Pictures/100000010000074300000118313006EE.png" manifest:media-type="image/png"/>
  <manifest:file-entry manifest:full-path="Pictures/10000001000007420000025120A5F4C7.png" manifest:media-type="image/png"/>
  <manifest:file-entry manifest:full-path="Pictures/100000010000073C000003FEAD8743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7874in" svg:y="-0.7874in" svg:width="8.2681in" svg:height="5.0874in" draw:z-index="0"><draw:image xlink:href="Pictures/100000010000073C000003FEAD874339.png" xlink:type="simple" xlink:show="embed" xlink:actuate="onLoad" draw:mime-type="image/png"/></draw:frame><draw:frame draw:style-name="fr1" draw:name="Image2" text:anchor-type="char" svg:x="-0.7874in" svg:y="4.2992in" svg:width="8.2681in" svg:height="2.639in" draw:z-index="1"><draw:image xlink:href="Pictures/10000001000007420000025120A5F4C7.png" xlink:type="simple" xlink:show="embed" xlink:actuate="onLoad" draw:mime-type="image/png"/></draw:frame><draw:frame draw:style-name="fr1" draw:name="Image3" text:anchor-type="char" svg:x="-0.7874in" svg:y="6.9374in" svg:width="8.2681in" svg:height="1.2445in" draw:z-index="2"><draw:image xlink:href="Pictures/100000010000074300000118313006EE.png" xlink:type="simple" xlink:show="embed" xlink:actuate="onLoad" draw:mime-type="image/png"/></draw:frame><draw:frame draw:style-name="fr1" draw:name="Image4" text:anchor-type="char" svg:x="-0.7874in" svg:y="8.1811in" svg:width="8.2681in" svg:height="2.1126in" draw:z-index="3"><draw:image xlink:href="Pictures/1000000100000779000001E91B00A4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20:28:22.994756772</meta:creation-date>
    <dc:date>2026-02-16T20:33:25.925508764</dc:date>
    <meta:editing-duration>PT5M3S</meta:editing-duration>
    <meta:editing-cycles>2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